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h text:style-name="Heading_20_1" text:outline-level="1">UD04 - CSS: Maquetació</text:h>
      <text:h text:style-name="Heading_20_1" text:outline-level="1">Índex</text:h>
      <text:list text:style-name="L1">
        <text:list-item>
          <text:p text:style-name="P1"><text:a xlink:type="simple" xlink:href="#css-maquetació" office:name=""><text:span text:style-name="Definition">CSS - Maquetació</text:span></text:a></text:p>
          <text:list text:style-name="L2">
            <text:list-item>
              <text:p text:style-name="P2"><text:a xlink:type="simple" xlink:href="#maquetació-amb-floats" office:name=""><text:span text:style-name="Definition">Maquetació amb Floats</text:span></text:a></text:p>
            </text:list-item>
            <text:list-item>
              <text:p text:style-name="P2"><text:a xlink:type="simple" xlink:href="#flexbox" office:name=""><text:span text:style-name="Definition">Flexbox</text:span></text:a></text:p>
            </text:list-item>
            <text:list-item>
              <text:p text:style-name="P2"><text:a xlink:type="simple" xlink:href="#grid-layout" office:name=""><text:span text:style-name="Definition">Grid Layout</text:span></text:a></text:p>
            </text:list-item>
            <text:list-item>
              <text:p text:style-name="P2"><text:a xlink:type="simple" xlink:href="#disseny-responsiu" office:name=""><text:span text:style-name="Definition">Disseny Responsiu</text:span></text:a></text:p>
              <text:list text:style-name="L3">
                <text:list-item>
                  <text:p text:style-name="P3"><text:a xlink:type="simple" xlink:href="#disseny-adaptatiu-elasticitat" office:name=""><text:span text:style-name="Definition">Disseny Adaptatiu (Elasticitat)</text:span></text:a></text:p>
                </text:list-item>
                <text:list-item>
                  <text:p text:style-name="P3"><text:a xlink:type="simple" xlink:href="#media-queries" office:name=""><text:span text:style-name="Definition">Media Queries</text:span></text:a></text:p>
                </text:list-item>
                <text:list-item>
                  <text:p text:style-name="P3"><text:a xlink:type="simple" xlink:href="#mobile-first-approach" office:name=""><text:span text:style-name="Definition">Mobile-First Approach</text:span></text:a></text:p>
                </text:list-item>
              </text:list>
            </text:list-item>
          </text:list>
        </text:list-item>
        <text:list-item>
          <text:p text:style-name="P1"><text:a xlink:type="simple" xlink:href="#javascript-programació-asíncrona" office:name=""><text:span text:style-name="Definition">Javascript - Programació Asíncrona</text:span></text:a></text:p>
          <text:list text:style-name="L4">
            <text:list-item>
              <text:p text:style-name="P4"><text:a xlink:type="simple" xlink:href="#callbacks" office:name=""><text:span text:style-name="Definition">Callbacks</text:span></text:a></text:p>
            </text:list-item>
            <text:list-item>
              <text:p text:style-name="P4"><text:a xlink:type="simple" xlink:href="#promeses" office:name=""><text:span text:style-name="Definition">Promeses</text:span></text:a></text:p>
            </text:list-item>
            <text:list-item>
              <text:p text:style-name="P4"><text:a xlink:type="simple" xlink:href="#asyncawait" office:name=""><text:span text:style-name="Definition">Async/Await</text:span></text:a></text:p>
            </text:list-item>
          </text:list>
        </text:list-item>
      </text:list>
      <text:h text:style-name="Heading_20_1" text:outline-level="1">CSS - Maquetació</text:h>
      <text:h text:style-name="Heading_20_2" text:outline-level="2">Maquetació amb Floats</text:h>
      <text:h text:style-name="Heading_20_2" text:outline-level="2">Flexbox</text:h>
      <text:p text:style-name="First_20_paragraph">https://css-tricks.com/snippets/css/a-guide-to-flexbox/</text:p>
      <text:h text:style-name="Heading_20_2" text:outline-level="2">Grid Layout</text:h>
      <text:p text:style-name="First_20_paragraph">https://css-tricks.com/snippets/css/complete-guide-grid/</text:p>
      <text:h text:style-name="Heading_20_2" text:outline-level="2">Disseny Responsiu</text:h>
      <text:h text:style-name="Heading_20_3" text:outline-level="3">Disseny Adaptatiu (Elasticitat)</text:h>
      <text:h text:style-name="Heading_20_3" text:outline-level="3">Media Queries</text:h>
      <text:h text:style-name="Heading_20_3" text:outline-level="3">Mobile-First Approach</text:h>
      <text:h text:style-name="Heading_20_1" text:outline-level="1">Javascript - Programació Asíncrona</text:h>
      <text:h text:style-name="Heading_20_2" text:outline-level="2">Callbacks</text:h>
      <text:h text:style-name="Heading_20_2" text:outline-level="2">Promeses</text:h>
      <text:h text:style-name="Heading_20_2" text:outline-level="2">Async/Awai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